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7_5</text:p>
      <text:p text:style-name="P5">American Genizah Project: Partnership for Posterity</text:p>
      <text:p text:style-name="P5">Sabato Morais Collection Catalogue Template</text:p>
      <text:p text:style-name="P6"/>
      <text:p text:style-name="P6">Cataloguer: Heather Newlin</text:p>
      <text:p text:style-name="P6"/>
      <text:p text:style-name="P6"/>
      <text:p text:style-name="P6">I. Provenance</text:p>
      <text:p text:style-name="P6"/>
      <text:p text:style-name="P6">Source: CAJS Sabato Morais Papers</text:p>
      <text:p text:style-name="P6">Location: Box 6, FF 7</text:p>
      <text:p text:style-name="P6">Restrictions: ?</text:p>
      <text:p text:style-name="P6"/>
      <text:p text:style-name="P6">II. Descriptive Metadata</text:p>
      <text:p text:style-name="P6"/>
      <text:p text:style-name="P6">Script<text:tab/><text:tab/><text:tab/><text:tab/><text:tab/><text:tab/>Manuscript<text:tab/></text:p>
      <text:p text:style-name="P6"><text:s/>(manuscript or typescript) <text:tab/><text:tab/><text:tab/><text:tab/></text:p>
      <text:p text:style-name="P6">Language (s)<text:tab/><text:tab/><text:tab/><text:tab/><text:tab/>English<text:tab/><text:tab/><text:tab/><text:tab/><text:tab/></text:p>
      <text:p text:style-name="P6">Author of letter<text:tab/><text:tab/><text:tab/><text:tab/>?<text:tab/></text:p>
      <text:p text:style-name="P6">Signed letter<text:tab/><text:tab/><text:tab/><text:tab/><text:tab/></text:p>
      <text:p text:style-name="P6">Unsigned letter</text:p>
      <text:p text:style-name="P6">Dictated letter</text:p>
      <text:p text:style-name="P6">Anonymous</text:p>
      <text:p text:style-name="P6">Addressee of letter<text:tab/><text:tab/><text:tab/><text:tab/>Sabato Morais</text:p>
      <text:p text:style-name="P6">Addressee as “Editor”<text:tab/><text:tab/><text:tab/><text:tab/></text:p>
      <text:p text:style-name="P6">Date (derived from Hebrew Date)<text:tab/><text:tab/></text:p>
      <text:p text:style-name="P6">Date (derived from Gregorian calendar)<text:tab/>January 16, 1892</text:p>
      <text:p text:style-name="P6">Month<text:tab/><text:tab/><text:tab/><text:tab/><text:tab/><text:tab/>January</text:p>
      <text:p text:style-name="P6">Year<text:tab/><text:tab/><text:tab/><text:tab/><text:tab/><text:tab/>1892</text:p>
      <text:p text:style-name="P6">Hebrew Date<text:tab/><text:tab/><text:tab/><text:tab/><text:tab/></text:p>
      <text:p text:style-name="P6">Undated</text:p>
      <text:p text:style-name="P6">City<text:tab/><text:tab/><text:tab/><text:tab/><text:tab/><text:tab/>Baltimore</text:p>
      <text:p text:style-name="P6">State<text:tab/><text:tab/><text:tab/><text:tab/><text:tab/><text:tab/>MD</text:p>
      <text:p text:style-name="P6">Country<text:tab/><text:tab/><text:tab/><text:tab/><text:tab/>USA</text:p>
      <text:p text:style-name="P6">Subject<text:tab/><text:tab/><text:tab/><text:tab/><text:tab/></text:p>
      <text:p text:style-name="P6">Keywords</text:p>
      <text:p text:style-name="P6"/>
      <text:p text:style-name="P6"/>
      <text:p text:style-name="P6">III. Document Types</text:p>
      <text:p text:style-name="P6"/>
      <text:p text:style-name="P6">Correspondence<text:tab/><text:tab/><text:tab/><text:tab/>Y</text:p>
      <text:p text:style-name="P6">(Synagogue) Sermon</text:p>
      <text:p text:style-name="P6">(Public) Discourse</text:p>
      <text:p text:style-name="P6">Literary Document<text:tab/><text:tab/><text:tab/><text:tab/></text:p>
      <text:p text:style-name="P6">Legal Document</text:p>
      <text:p text:style-name="P6">Receipts</text:p>
      <text:p text:style-name="P6">Newspaper Clipping</text:p>
      <text:p text:style-name="P6">Greeting Card</text:p>
      <text:p text:style-name="P6">Calling Card</text:p>
      <text:p text:style-name="P6"><text:soft-page-break/></text:p>
      <text:p text:style-name="P6"/>
      <text:p text:style-name="P6">IV. Physical Features </text:p>
      <text:p text:style-name="P6"/>
      <text:p text:style-name="P6">Condition (e.g. fragile)<text:tab/><text:tab/><text:tab/></text:p>
      <text:p text:style-name="P6">Paper size (letter or legal size)<text:tab/><text:tab/></text:p>
      <text:p text:style-name="P6">Number of Pages<text:tab/><text:tab/><text:tab/><text:tab/>1</text:p>
      <text:p text:style-name="P6">Number of Sheets<text:tab/><text:tab/><text:tab/><text:tab/>1</text:p>
      <text:p text:style-name="P6">Fragment<text:tab/><text:tab/><text:tab/><text:tab/><text:tab/></text:p>
      <text:p text:style-name="P6">Pagination </text:p>
      <text:p text:style-name="P6">Foliation</text:p>
      <text:p text:style-name="P6">Additional Numeration</text:p>
      <text:p text:style-name="P6">Envelope<text:tab/><text:tab/><text:tab/><text:tab/><text:tab/></text:p>
      <text:p text:style-name="P6">Stamp<text:tab/><text:tab/><text:tab/><text:tab/><text:tab/><text:tab/></text:p>
      <text:p text:style-name="P6">Postma<text:tab/>rk<text:tab/><text:tab/><text:tab/><text:tab/><text:tab/></text:p>
      <text:p text:style-name="P6">Wax seal<text:tab/><text:tab/><text:tab/><text:tab/><text:tab/></text:p>
      <text:p text:style-name="P6"/>
      <text:p text:style-name="P6">V. Added entries </text:p>
      <text:p text:style-name="P6"/>
      <text:p text:style-name="P6">Additional names mentioned: </text:p>
      <text:p text:style-name="P6">Additional Places mentioned: </text:p>
      <text:p text:style-name="P6">Additional Dates mentioned:</text:p>
      <text:p text:style-name="P6"/>
      <text:p text:style-name="P6">VI. Notes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VII Transcription</text:p>
      <text:p text:style-name="P3">(Symbols: ?=uncertain; []=supplied information; /=end of line)</text:p>
      <text:p text:style-name="P3"><text:span text:style-name="T1"/></text:p>
      <text:p text:style-name="P4">Rev. Dr. S. Morrais[sic!] Pha/</text:p>
      <text:p text:style-name="P2">Balto. Jan. 15, '92/</text:p>
      <text:p text:style-name="P3">Dear friend and colleague!/</text:p>
      <text:p text:style-name="P3"><text:tab/>Before all, my heartfelt congratu-/lation to the restoration of your health./ <text:s/>![Hebrew] <text:s/>May the Almighty/ bless you with a vigorous health &amp;/ be able, for years and years, to work, in/ behalf of Israel's spiritual welfare./</text:p>
      <text:p text:style-name="P3"><text:tab/>I accept your kind invitation,/ but do not believe to be able to comply/ before the 2nd part of Feb./</text:p>
      <text:p text:style-name="P3"><text:tab/>Fraternally yours/ [?]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1-30T13:19:22.31</meta:creation-date>
    <dc:date>2011-11-30T13:25:07.53</dc:date>
    <dc:creator>Penn Libraries</dc:creator>
    <meta:editing-duration>PT00H05M45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2" meta:paragraph-count="66" meta:word-count="234" meta:character-count="1678"/>
  </office:meta>
</office:document-meta>
</file>